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201in" fo:text-align="center" style:justify-single-word="false" fo:padding="0in" fo:border="none"/>
      <style:text-properties style:font-name="Lubalin Graph Book1" fo:font-style="normal" fo:font-weight="bold" style:font-weight-asian="bold" style:font-weight-complex="bold"/>
    </style:style>
    <style:style style:name="P3" style:family="paragraph" style:parent-style-name="Bold">
      <style:text-properties style:font-name="Lubalin Graph Book1" fo:font-size="10pt"/>
    </style:style>
    <style:style style:name="P4" style:family="paragraph" style:parent-style-name="Bold">
      <style:text-properties style:font-name="Lubalin Graph Book1" fo:font-size="10pt" style:font-size-asian="10pt" style:font-size-complex="10pt"/>
    </style:style>
    <style:style style:name="P5" style:family="paragraph" style:parent-style-name="Bold">
      <style:text-properties style:font-name="Lubalin Graph Book1" fo:font-size="10pt" fo:font-style="normal" fo:font-weight="bold" style:font-size-asian="10pt" style:font-weight-asian="bold" style:font-size-complex="10pt" style:font-weight-complex="bold"/>
    </style:style>
    <style:style style:name="P6" style:family="paragraph" style:parent-style-name="Bold">
      <style:text-properties style:font-name="Lubalin Graph Book1" fo:font-size="10pt" fo:font-style="normal" fo:font-weight="bold" style:font-size-asian="12pt" style:font-weight-asian="bold" style:font-weight-complex="bold"/>
    </style:style>
    <style:style style:name="P7" style:family="paragraph" style:parent-style-name="Bold">
      <style:text-properties style:font-name="Lubalin Graph Book1" fo:font-size="10pt" fo:font-style="normal" fo:font-weight="normal" style:font-size-asian="10pt" style:font-size-complex="10pt"/>
    </style:style>
    <style:style style:name="P8" style:family="paragraph" style:parent-style-name="Bold">
      <style:text-properties style:font-name="Lubalin Graph Book1" fo:font-size="10pt" fo:font-style="normal" fo:font-weight="normal" style:font-size-asian="10pt" style:font-weight-asian="normal" style:font-size-complex="10pt" style:font-weight-complex="normal"/>
    </style:style>
    <style:style style:name="P9" style:family="paragraph" style:parent-style-name="Bold">
      <style:text-properties style:font-name="Lubalin Graph Book1" fo:font-size="10pt" fo:font-style="normal" fo:font-weight="normal" style:font-size-asian="12pt"/>
    </style:style>
    <style:style style:name="P10" style:family="paragraph" style:parent-style-name="Bold">
      <style:text-properties style:font-name="Lubalin Graph Book1" fo:font-size="10pt" fo:font-style="normal" fo:font-weight="normal" style:font-size-asian="12pt" style:font-weight-asian="normal" style:font-weight-complex="normal"/>
    </style:style>
    <style:style style:name="P11" style:family="paragraph" style:parent-style-name="Bold">
      <style:text-properties style:font-name="Lubalin Graph Book1" fo:font-size="10pt" fo:font-weight="bold" style:font-size-asian="10pt" style:font-weight-asian="bold" style:font-size-complex="10pt" style:font-weight-complex="bold"/>
    </style:style>
    <style:style style:name="P12" style:family="paragraph" style:parent-style-name="Bold">
      <style:text-properties style:font-name="Lubalin Graph Book1" fo:font-size="10pt" fo:font-weight="normal" style:font-size-asian="10pt" style:font-weight-asian="normal" style:font-size-complex="10pt" style:font-weight-complex="normal"/>
    </style:style>
    <style:style style:name="P13" style:family="paragraph" style:parent-style-name="Bold">
      <style:text-properties style:font-name="Lubalin Graph Book1" fo:font-size="10pt" fo:font-weight="normal" style:font-weight-asian="normal" style:font-weight-complex="normal"/>
    </style:style>
    <style:style style:name="P14" style:family="paragraph" style:parent-style-name="Body">
      <style:text-properties style:font-name="Lubalin Graph Book1" fo:font-size="10pt" style:font-size-asian="10pt" style:font-size-complex="10pt"/>
    </style:style>
    <style:style style:name="P15" style:family="paragraph" style:parent-style-name="Body">
      <style:paragraph-properties>
        <style:tab-stops>
          <style:tab-stop style:position="7.222in" style:type="right"/>
        </style:tab-stops>
      </style:paragraph-properties>
      <style:text-properties style:font-name="Lubalin Graph Book1" fo:font-size="10pt" fo:font-style="normal" fo:font-weight="bold" style:font-size-asian="10pt" style:font-weight-asian="bold" style:font-size-complex="10pt" style:font-weight-complex="bold"/>
    </style:style>
    <style:style style:name="P16" style:family="paragraph" style:parent-style-name="Body">
      <style:paragraph-properties>
        <style:tab-stops>
          <style:tab-stop style:position="7.222in" style:type="right"/>
        </style:tab-stops>
      </style:paragraph-properties>
      <style:text-properties style:font-name="Lubalin Graph Book1" fo:font-size="10pt" fo:font-style="normal" fo:font-weight="normal" style:font-size-asian="10pt" style:font-size-complex="10pt"/>
    </style:style>
    <style:style style:name="P17" style:family="paragraph" style:parent-style-name="Section" style:master-page-name="">
      <style:paragraph-properties style:page-number="auto" fo:keep-with-next="always"/>
      <style:text-properties style:font-name="Lubalin Graph Book1"/>
    </style:style>
    <style:style style:name="P18" style:family="paragraph" style:parent-style-name="Section" style:master-page-name="">
      <style:paragraph-properties style:page-number="auto" fo:keep-with-next="always"/>
      <style:text-properties style:font-name="Lubalin Graph Book1" fo:font-size="10pt" style:font-size-asian="10pt" style:font-size-complex="10pt"/>
    </style:style>
    <style:style style:name="P19" style:family="paragraph" style:parent-style-name="Section" style:master-page-name="">
      <style:paragraph-properties style:page-number="auto" fo:padding-left="0in" fo:padding-right="0in" fo:padding-top="0.0138in" fo:padding-bottom="0in" fo:border-left="none" fo:border-right="none" fo:border-top="0.0071in solid #000000" fo:border-bottom="none" style:shadow="none" fo:keep-with-next="always"/>
      <style:text-properties style:font-name="Lubalin Graph Book1" fo:font-size="13pt" fo:font-style="normal" fo:font-weight="normal" style:font-size-asian="14pt"/>
    </style:style>
    <style:style style:name="P20" style:family="paragraph" style:parent-style-name="Section">
      <style:paragraph-properties fo:padding="0in" fo:border="none" style:shadow="none"/>
      <style:text-properties style:font-name="Lubalin Graph Book1" fo:font-size="13pt" fo:font-style="normal" fo:font-weight="normal" style:font-size-asian="14pt"/>
    </style:style>
    <style:style style:name="P21" style:family="paragraph" style:parent-style-name="Bullet" style:list-style-name="L1">
      <style:text-properties style:font-name="Lubalin Graph Book1" fo:font-size="10pt" style:font-size-asian="10pt" style:font-size-complex="10pt"/>
    </style:style>
    <style:style style:name="P22" style:family="paragraph" style:parent-style-name="Bullet" style:list-style-name="L2">
      <style:text-properties style:font-name="Lubalin Graph Book1" fo:font-size="10pt" style:font-size-asian="10pt" style:font-size-complex="10pt"/>
    </style:style>
    <style:style style:name="P23" style:family="paragraph" style:parent-style-name="Bullet" style:list-style-name="L3">
      <style:text-properties style:font-name="Lubalin Graph Book1" fo:font-size="10pt" style:font-size-asian="10pt" style:font-size-complex="10pt"/>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fo:font-weight="normal"/>
    </style:style>
    <style:style style:name="T7" style:family="text">
      <style:text-properties fo:font-style="normal" fo:font-weight="normal" style:font-weight-asian="normal" style:font-weight-complex="normal"/>
    </style:style>
    <style:style style:name="T8" style:family="text">
      <style:text-properties fo:font-style="normal" fo:font-weight="normal" style:font-weight-asian="bold"/>
    </style:style>
    <style:style style:name="T9" style:family="text">
      <style:text-properties fo:font-style="normal" fo:font-weight="normal" style:font-size-asian="12pt" style:font-weight-asian="bold"/>
    </style:style>
    <style:style style:name="T10" style:family="text">
      <style:text-properties fo:font-style="normal" fo:font-weight="bold" style:font-weight-asian="bold" style:font-weight-complex="bold"/>
    </style:style>
    <style:style style:name="T11" style:family="text">
      <style:text-properties fo:font-style="normal" fo:font-weight="bold" style:font-size-asian="12pt" style:font-weight-asian="bold" style:font-weight-complex="bold"/>
    </style:style>
    <style:style style:name="T12" style:family="text">
      <style:text-properties fo:font-style="normal" style:font-size-asian="12pt"/>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Marnen E. Laibow-Koser<text:line-break/></text:span><text:span text:style-name="T3">719 State Street, 1st ﬂoor<text:line-break/>Albany,</text:span><text:span text:style-name="T3"> NY 1</text:span><text:span text:style-name="T3">2203-1318<text:line-break/>(845) 625-7801 • marnen@marnen.org<text:line-break/>http://www.marnen.org</text:span></text:p>
      <text:p text:style-name="P17">skills</text:p>
      <table:table table:name="Table1" table:style-name="Table1">
        <table:table-column table:style-name="Table1.A"/>
        <table:table-column table:style-name="Table1.B"/>
        <table:table-row table:style-name="Table1.1">
          <table:table-cell table:style-name="Table1.A1" office:value-type="string">
            <text:p text:style-name="P4">programming, markup, databases</text:p>
          </table:table-cell>
          <table:table-cell table:style-name="Table1.A1" office:value-type="string">
            <text:p text:style-name="P14">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4">operating systems</text:p>
          </table:table-cell>
          <table:table-cell table:style-name="Table1.A1" office:value-type="string">
            <text:p text:style-name="P14">Linux (Red Hat, Ubuntu), Mac OS (all versions), MS-DOS, OS/400, System/36, Unix (AIX, Darwin, HP-UX), Windows (all versions).</text:p>
          </table:table-cell>
        </table:table-row>
        <table:table-row table:style-name="Table1.1">
          <table:table-cell table:style-name="Table1.A1" office:value-type="string">
            <text:p text:style-name="P4">Mac OS software</text:p>
          </table:table-cell>
          <table:table-cell table:style-name="Table1.A1" office:value-type="string">
            <text:p text:style-name="P14">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4">Windows &amp; MS-DOS software</text:p>
          </table:table-cell>
          <table:table-cell table:style-name="Table1.A1" office:value-type="string">
            <text:p text:style-name="P14">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4">OS/400 &amp; System/36 software</text:p>
          </table:table-cell>
          <table:table-cell table:style-name="Table1.A1" office:value-type="string">
            <text:p text:style-name="P14">DFU, SEU, MarkMagic, NCS Professional, Query/400.</text:p>
          </table:table-cell>
        </table:table-row>
        <table:table-row table:style-name="Table1.1">
          <table:table-cell table:style-name="Table1.A1" office:value-type="string">
            <text:p text:style-name="P4">Linux &amp; Unix software</text:p>
          </table:table-cell>
          <table:table-cell table:style-name="Table1.A1" office:value-type="string">
            <text:p text:style-name="P14">Apache, Applix, Emacs, Git, ksh, Nginx, OpenOffice, Subversion, vi.</text:p>
          </table:table-cell>
        </table:table-row>
        <table:table-row table:style-name="Table1.1">
          <table:table-cell table:style-name="Table1.A1" office:value-type="string">
            <text:p text:style-name="P4">languages</text:p>
          </table:table-cell>
          <table:table-cell table:style-name="Table1.A1" office:value-type="string">
            <text:p text:style-name="P14">Fluent in German, excellent knowledge of French, some knowledge of Spanish, Italian, Japanese, Russian, Hebrew, Esperanto.</text:p>
          </table:table-cell>
        </table:table-row>
      </table:table>
      <text:p text:style-name="P17">relevant experience</text:p>
      <text:p text:style-name="P18">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4">March 2012–present</text:p>
          </table:table-cell>
          <table:table-cell table:style-name="Table2.A1" office:value-type="string">
            <text:p text:style-name="P5">Teladoc<text:tab/>Greenwich, Connecticut</text:p>
            <text:p text:style-name="P8">Ruby on Rails developer for telemedicine application built with service-oriented architecture. Created system for exporting medical billing information to EDI 837 claims.</text:p>
          </table:table-cell>
        </table:table-row>
        <table:table-row>
          <table:table-cell table:style-name="Table2.A1" office:value-type="string">
            <text:p text:style-name="P4">July 1998–present</text:p>
          </table:table-cell>
          <table:table-cell table:style-name="Table2.A1" office:value-type="string">
            <text:p text:style-name="P5">Thunderbird Productions<text:tab/>Albany, New York</text:p>
            <text:p text:style-name="P7">Freelance developer creating complex Web applications with Ruby on Rails, PHP, and ColdFusion, using MySQL and PostgreSQL databases. Also designed and created static websites with HTML, CSS, and JavaScript, and produced graphics and streaming audio.</text:p>
            <text:p text:style-name="P4"><text:span text:style-name="T6">Creator and primary developer of Quorum Calendar System (</text:span><text:span text:style-name="T10">http://quorum2.sf.net</text:span><text:span text:style-name="T7">); other open-source contributions available at </text:span><text:span text:style-name="T10">http://github.com/marnen</text:span><text:span text:style-name="T7">.</text:span></text:p>
          </table:table-cell>
        </table:table-row>
        <table:table-row>
          <table:table-cell table:style-name="Table2.A1" office:value-type="string">
            <text:p text:style-name="P11">September 2011–February 2012</text:p>
          </table:table-cell>
          <table:table-cell table:style-name="Table2.A1" office:value-type="string">
            <text:p text:style-name="P4">Crowdtap<text:tab/>New York and Albany, New York</text:p>
            <text:p text:style-name="P12">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4">March–June 2011</text:p>
          </table:table-cell>
          <table:table-cell table:style-name="Table2.A1" office:value-type="string">
            <text:p text:style-name="P4">Benchmark Solutions<text:span text:style-name="T8"><text:tab/></text:span><text:span text:style-name="T10">New York, New York</text:span></text:p>
            <text:p text:style-name="P8">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4">March 2010–March 2011</text:p>
          </table:table-cell>
          <table:table-cell table:style-name="Table2.A1" office:value-type="string">
            <text:p text:style-name="P4">American Express Publishing<text:span text:style-name="T8"><text:tab/></text:span><text:span text:style-name="T10">New York, New York</text:span><text:span text:style-name="T8"><text:line-break/></text:span>(consulting for Manpower Professional)</text:p>
            <text:p text:style-name="P4"><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4">January–February 2008</text:p>
          </table:table-cell>
          <table:table-cell table:style-name="Table2.A1" office:value-type="string">
            <text:p text:style-name="P4">Vita Rara<text:span text:style-name="T8"><text:tab/></text:span><text:span text:style-name="T10">Troy, New York</text:span></text:p>
            <text:p text:style-name="P8">Web developer for major vertical-market application, using Java, Struts, JSP, mySQL, and JBoss on Linux and Mac OS X.</text:p>
          </table:table-cell>
        </table:table-row>
        <text:soft-page-break/>
        <table:table-row>
          <table:table-cell table:style-name="Table2.A1" office:value-type="string">
            <text:p text:style-name="P4">June–November 2007</text:p>
          </table:table-cell>
          <table:table-cell table:style-name="Table2.A1" office:value-type="string">
            <text:p text:style-name="P4">Reflexions Data (consulting for RHI Technology)<text:span text:style-name="T8"><text:tab/></text:span><text:span text:style-name="T10">White Plains, New York</text:span></text:p>
            <text:p text:style-name="P8">Senior Web developer, designing and implementing backends for Web applications with LAMP technologies, JavaScript (including Ajax), Mootools, and Fusebox.</text:p>
          </table:table-cell>
        </table:table-row>
        <table:table-row>
          <table:table-cell table:style-name="Table2.A1" office:value-type="string">
            <text:p text:style-name="P4">February–September 2006</text:p>
          </table:table-cell>
          <table:table-cell table:style-name="Table2.A1" office:value-type="string">
            <text:p text:style-name="P5">SoftWaveMedia/Zysys Solutions<text:tab/>Irvington, New York</text:p>
            <text:p text:style-name="P7">ColdFusion/mySQL developer for radio advertising broker. Achievements included:</text:p>
            <text:list xml:id="list1104269764" text:style-name="L1">
              <text:list-item>
                <text:p text:style-name="P21">introducing and supporting Fusebox framework, including customizing open-source Fusebox documentation tools,</text:p>
              </text:list-item>
              <text:list-item>
                <text:p text:style-name="P21">creating automated Web-based invoice system with XML integration and fuzzy matching,</text:p>
              </text:list-item>
              <text:list-item>
                <text:p text:style-name="P21">designing and building database schemata,</text:p>
              </text:list-item>
              <text:list-item>
                <text:p text:style-name="P21">writing Perl and shell scripts to import millions of records from ﬂat text ﬁles into MySQL.</text:p>
              </text:list-item>
            </text:list>
          </table:table-cell>
        </table:table-row>
        <table:table-row>
          <table:table-cell table:style-name="Table2.A1" office:value-type="string">
            <text:p text:style-name="P4">November–<text:line-break/>December 1999 </text:p>
          </table:table-cell>
          <table:table-cell table:style-name="Table2.A1" office:value-type="string">
            <text:p text:style-name="P5">New World Technologies (independent consultancy)<text:tab/>New York, New York</text:p>
            <text:p text:style-name="P7">ColdFusion/HTML programmer in e-commerce environment. Tasks included:</text:p>
            <text:list xml:id="list1337519649" text:continue-list="list1104269764" text:style-name="L1">
              <text:list-item text:start-value="1">
                <text:p text:style-name="P21">designing and implementing Web-based solution for editing large Microsoft Access database of products and clients,</text:p>
              </text:list-item>
              <text:list-item>
                <text:p text:style-name="P21">maintaining program generating product information sheets from this database,</text:p>
              </text:list-item>
              <text:list-item>
                <text:p text:style-name="P21">maintaining programmers’ documentation engine on corporate intranet.</text:p>
              </text:list-item>
            </text:list>
          </table:table-cell>
        </table:table-row>
        <table:table-row>
          <table:table-cell table:style-name="Table2.A1" office:value-type="string">
            <text:p text:style-name="P4">January–March 1999</text:p>
          </table:table-cell>
          <table:table-cell table:style-name="Table2.A1" office:value-type="string">
            <text:p text:style-name="P5">Omni-Services Corporation<text:tab/>Culpeper, Virginia<text:line-break/>(consulting for Supra Data Systems)</text:p>
            <text:p text:style-name="P7">ASNA 400 RPG programmer on IBM System/36. Duties included:</text:p>
            <text:list xml:id="list1654499440" text:style-name="L2">
              <text:list-item>
                <text:p text:style-name="P22">maintaining several hundred custom programs for generation of ﬁnancial reports,</text:p>
              </text:list-item>
              <text:list-item>
                <text:p text:style-name="P22">distributing updates of the programs for installation at branch locations,</text:p>
              </text:list-item>
              <text:list-item>
                <text:p text:style-name="P22">troubleshooting and providing technical support for these programs.</text:p>
              </text:list-item>
            </text:list>
          </table:table-cell>
        </table:table-row>
        <table:table-row>
          <table:table-cell table:style-name="Table2.A1" office:value-type="string">
            <text:p text:style-name="P4">May–July 1998</text:p>
          </table:table-cell>
          <table:table-cell table:style-name="Table2.A1" office:value-type="string">
            <text:p text:style-name="P5">Purchase College<text:tab/>Purchase, New York</text:p>
            <text:p text:style-name="P7">TCP/IP network technician, Macintosh specialist. Duties and achievements included:</text:p>
            <text:list xml:id="list511272613" text:continue-list="list1654499440" text:style-name="L2">
              <text:list-item text:start-value="1">
                <text:p text:style-name="P22">wiring and repairing campus network,</text:p>
              </text:list-item>
              <text:list-item>
                <text:p text:style-name="P22">building IBM-compatible PCs,</text:p>
              </text:list-item>
              <text:list-item>
                <text:p text:style-name="P22">streamlining management of student Macintosh lab by using Assimilator, as well as providing technical support for other Macs on campus,</text:p>
              </text:list-item>
              <text:list-item>
                <text:p text:style-name="P22">supervising student interns in wiring network, building hardware, and providing support.</text:p>
              </text:list-item>
            </text:list>
          </table:table-cell>
        </table:table-row>
        <table:table-row>
          <table:table-cell table:style-name="Table2.A1" office:value-type="string">
            <text:p text:style-name="P4">December 1996–May 1998</text:p>
          </table:table-cell>
          <table:table-cell table:style-name="Table2.A1" office:value-type="string">
            <text:p text:style-name="P15">Metric and Multistandard Components<text:tab/>Hawthorne, New York<text:line-break/>(consulting for Donald J. Simons Associates)</text:p>
            <text:p text:style-name="P16">Member of team working to increase automation of warehouse and sales department using RPG on AS/400 and System/36. Duties included:</text:p>
            <text:list xml:id="list152596343" text:style-name="L3">
              <text:list-item>
                <text:p text:style-name="P23">maintaining PCs, AS/400 workstations, bar code equipment, and other hardware,</text:p>
              </text:list-item>
              <text:list-item>
                <text:p text:style-name="P23">implementing bar-code-based package tracking and identification system, including writing narrative descriptions of current and planned procedures, </text:p>
              </text:list-item>
              <text:list-item>
                <text:p text:style-name="P23">documenting custom programs to print bar-coded labels on demand and interface with tracking system,</text:p>
              </text:list-item>
              <text:list-item>
                <text:p text:style-name="P23">writing and maintaining custom shipping and purchasing programs,</text:p>
              </text:list-item>
              <text:list-item>
                <text:p text:style-name="P23">creating, performing, and reporting on comparative tests of hardware and software,</text:p>
              </text:list-item>
              <text:list-item>
                <text:p text:style-name="P23">working with developer of corporate website on searchable database of products,</text:p>
              </text:list-item>
              <text:list-item>
                <text:p text:style-name="P23">installing and maintaining AS/400 fax system to replace manual printing of sales quotes.</text:p>
              </text:list-item>
            </text:list>
          </table:table-cell>
        </table:table-row>
      </table:table>
      <text:p text:style-name="P19">related accomplishments</text:p>
      <table:table table:name="Table3" table:style-name="Table3">
        <table:table-column table:style-name="Table3.A"/>
        <table:table-column table:style-name="Table3.B"/>
        <table:table-row>
          <table:table-cell table:style-name="Table3.A1" office:value-type="string">
            <text:p text:style-name="P4">June–July 2010</text:p>
          </table:table-cell>
          <table:table-cell table:style-name="Table3.A1" office:value-type="string">
            <text:p text:style-name="P3">University of Vermont/Wolfram Research<text:span text:style-name="T9"><text:tab/></text:span><text:span text:style-name="T11">Burlington, Vermont</text:span></text:p>
            <text:p text:style-name="P13"><text:span text:style-name="T12">Student at </text:span><text:span text:style-name="T11">New Kind of Science Summer School</text:span><text:span text:style-name="T12">, a course in cellular automata and similar complex systems; ﬁnal research project modeled musical form with string substitution systems (see </text:span><text:span text:style-name="T11">http://bit.ly/nks2010mlk)</text:span><text:span text:style-name="T12">. Faculty included Stephen Wolfram and Todd Rowland.</text:span></text:p>
          </table:table-cell>
        </table:table-row>
        <table:table-row>
          <table:table-cell table:style-name="Table3.A1" office:value-type="string">
            <text:p text:style-name="P4">June–July 2007</text:p>
          </table:table-cell>
          <table:table-cell table:style-name="Table3.A1" office:value-type="string">
            <text:p text:style-name="P3">University of California at Santa Cruz<text:span text:style-name="T9"><text:tab/>Santa Cruz, California</text:span></text:p>
            <text:p text:style-name="P10">Student at <text:span text:style-name="T5">Workshop in Algorithmic Computer Music</text:span>, an intensive summer course in developing algorithmic music programs in Lisp. Faculty: David Cope, Peter Elsea, Soren Goodman, Paul Nauert.</text:p>
          </table:table-cell>
        </table:table-row>
        <text:soft-page-break/>
        <table:table-row>
          <table:table-cell table:style-name="Table3.A1" office:value-type="string">
            <text:p text:style-name="P4">January 1991–May 1994</text:p>
          </table:table-cell>
          <table:table-cell table:style-name="Table3.A1" office:value-type="string">
            <text:p text:style-name="P6">Purchase College<text:tab/>Purchase, New York</text:p>
            <text:p text:style-name="P9">Studied Music, concentrating in Traditional Composition, in B.F.A. program. Major teachers: Anthony Newman (composition), Robert Fertitta (organ).</text:p>
          </table:table-cell>
        </table:table-row>
        <table:table-row>
          <table:table-cell table:style-name="Table3.A1" office:value-type="string">
            <text:p text:style-name="P4">September–December 1990</text:p>
          </table:table-cell>
          <table:table-cell table:style-name="Table3.A1" office:value-type="string">
            <text:p text:style-name="P6">Cleveland Institute of Music<text:tab/>Cleveland, Ohio</text:p>
            <text:p text:style-name="P9">Studied Music, concentrating in Composition, in undergraduate program. Major teachers: Donald Erb (composition), Olga Radosavljevic (piano).</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350"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0</meta:generator>
    <dc:title>Résumé: Marnen E. Laibow-Koser</dc:title>
    <meta:initial-creator>Marnen E. Laibow-Koser</meta:initial-creator>
    <meta:creation-date>2000-09-12T13:29:00</meta:creation-date>
    <dc:creator>Marnen Laibow-Koser</dc:creator>
    <dc:date>2012-05-12T12:29:54</dc:date>
    <meta:print-date>2011-06-06T22:58:20</meta:print-date>
    <dc:language>en-US</dc:language>
    <meta:editing-cycles>151</meta:editing-cycles>
    <meta:editing-duration>PT407H23M38S</meta:editing-duration>
    <meta:printed-by>Marnen Laibow-Koser</meta:printed-by>
    <meta:document-statistic meta:table-count="3" meta:image-count="0" meta:object-count="0" meta:page-count="3" meta:paragraph-count="90" meta:word-count="931" meta:character-count="7092"/>
    <meta:user-defined meta:name="Info 1"/>
    <meta:user-defined meta:name="Info 2"/>
    <meta:user-defined meta:name="Info 3"/>
    <meta:user-defined meta:name="Info 4"/>
  </office:meta>
</office:document-meta>
</file>